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7.253cm"/>
    </style:style>
    <style:style style:name="co3" style:family="table-column">
      <style:table-column-properties fo:break-before="auto" style:column-width="1.226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7.497cm"/>
    </style:style>
    <style:style style:name="co8" style:family="table-column">
      <style:table-column-properties fo:break-before="auto" style:column-width="1.409cm"/>
    </style:style>
    <style:style style:name="co9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65.140:8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5200:14:cae8:4080:93a1]:8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4000:14:cae8:4080:93a1]:80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a800:14:cae8:4080:93a1]:8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4a00:14:cae8:4080:93a1]:80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400:14:cae8:4080:93a1]:80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9e00:14:cae8:4080:93a1]:80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4000:14:cae8:4080:93a1]:80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31" calcext:value-type="float">
            <text:p>731</text:p>
          </table:table-cell>
          <table:table-cell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1414" calcext:value-type="float">
            <text:p>1414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24535" calcext:value-type="float">
            <text:p>24535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23357" calcext:value-type="float">
            <text:p>23357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20526" calcext:value-type="float">
            <text:p>20526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80550" calcext:value-type="float">
            <text:p>80550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22359" calcext:value-type="float">
            <text:p>22359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6460" calcext:value-type="float">
            <text:p>16460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74630" calcext:value-type="float">
            <text:p>74630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7425" calcext:value-type="float">
            <text:p>17425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6355" calcext:value-type="float">
            <text:p>16355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24513" calcext:value-type="float">
            <text:p>24513</text:p>
          </table:table-cell>
          <table:table-cell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5358" calcext:value-type="float">
            <text:p>15358</text:p>
          </table:table-cell>
          <table:table-cell/>
        </table:table-row>
      </table:table>
      <table:table table:name="sockets" table:style-name="ta1">
        <table:shapes>
          <draw:frame draw:z-index="0" draw:style-name="gr1" draw:text-style-name="P1" svg:width="17.242cm" svg:height="10.658cm" svg:x="25.338cm" svg:y="8.201cm">
            <draw:object draw:notify-on-update-of-ranges="sockets.G2:sockets.G16 sockets.H1:sockets.H1 sockets.H2:sockets.H16 sockets.I1:sockets.I1 sockets.I2:sockets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number-columns-repeated="6"/>
          <table:table-cell office:value-type="string" calcext:value-type="string">
            <text:p>Domain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T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example.com</text:p>
          </table:table-cell>
          <table:table-cell table:formula="of:=AVERAGEIF([.$A$2:.$A$177]; [.$G2]; [.$C$2:.$C$177])" office:value-type="float" office:value="5596.54545454546" calcext:value-type="float">
            <text:p>5596.54545454546</text:p>
          </table:table-cell>
          <table:table-cell table:formula="of:=AVERAGEIF([.$A$2:.$A$177]; [.$G2]; [.$E$2:.$E$177])" office:value-type="float" office:value="592.181818181818" calcext:value-type="float">
            <text:p>592.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google.com</text:p>
          </table:table-cell>
          <table:table-cell table:formula="of:=AVERAGEIF([.$A$2:.$A$177]; [.$G3]; [.$C$2:.$C$177])" office:value-type="float" office:value="945.454545454546" calcext:value-type="float">
            <text:p>945.454545454546</text:p>
          </table:table-cell>
          <table:table-cell table:formula="of:=AVERAGEIF([.$A$2:.$A$177]; [.$G3]; [.$E$2:.$E$177])" office:value-type="float" office:value="115.636363636364" calcext:value-type="float">
            <text:p>115.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facebook.com</text:p>
          </table:table-cell>
          <table:table-cell table:formula="of:=AVERAGEIF([.$A$2:.$A$177]; [.$G4]; [.$C$2:.$C$177])" office:value-type="float" office:value="840.454545454545" calcext:value-type="float">
            <text:p>840.454545454545</text:p>
          </table:table-cell>
          <table:table-cell table:formula="of:=AVERAGEIF([.$A$2:.$A$177]; [.$G4]; [.$E$2:.$E$177])" office:value-type="float" office:value="115.454545454545" calcext:value-type="float">
            <text:p>115.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reddit.com</text:p>
          </table:table-cell>
          <table:table-cell table:formula="of:=AVERAGEIF([.$A$2:.$A$177]; [.$G5]; [.$C$2:.$C$177])" office:value-type="float" office:value="739.545454545454" calcext:value-type="float">
            <text:p>739.545454545454</text:p>
          </table:table-cell>
          <table:table-cell table:formula="of:=AVERAGEIF([.$A$2:.$A$177]; [.$G5]; [.$E$2:.$E$177])" office:value-type="float" office:value="135.636363636364" calcext:value-type="float">
            <text:p>135.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github.com</text:p>
          </table:table-cell>
          <table:table-cell table:formula="of:=AVERAGEIF([.$A$2:.$A$177]; [.$G6]; [.$C$2:.$C$177])" office:value-type="float" office:value="2368.63636363636" calcext:value-type="float">
            <text:p>2368.63636363636</text:p>
          </table:table-cell>
          <table:table-cell table:formula="of:=AVERAGEIF([.$A$2:.$A$177]; [.$G6]; [.$E$2:.$E$177])" office:value-type="float" office:value="302.545454545455" calcext:value-type="float">
            <text:p>302.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wikipedia.com</text:p>
          </table:table-cell>
          <table:table-cell table:formula="of:=AVERAGEIF([.$A$2:.$A$177]; [.$G7]; [.$C$2:.$C$177])" office:value-type="float" office:value="1328.36363636364" calcext:value-type="float">
            <text:p>1328.36363636364</text:p>
          </table:table-cell>
          <table:table-cell table:formula="of:=AVERAGEIF([.$A$2:.$A$177]; [.$G7]; [.$E$2:.$E$177])" office:value-type="float" office:value="165.727272727273" calcext:value-type="float">
            <text:p>165.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moodle.gla.ac.uk</text:p>
          </table:table-cell>
          <table:table-cell table:formula="of:=AVERAGEIF([.$A$2:.$A$177]; [.$G8]; [.$C$2:.$C$177])" office:value-type="float" office:value="25.0909090909091" calcext:value-type="float">
            <text:p>25.0909090909091</text:p>
          </table:table-cell>
          <table:table-cell table:formula="of:=AVERAGEIF([.$A$2:.$A$177]; [.$G8]; [.$E$2:.$E$177])" office:value-type="float" office:value="64.4545454545455" calcext:value-type="float">
            <text:p>64.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fcc.gov</text:p>
          </table:table-cell>
          <table:table-cell table:formula="of:=AVERAGEIF([.$A$2:.$A$177]; [.$G9]; [.$C$2:.$C$177])" office:value-type="float" office:value="851.090909090909" calcext:value-type="float">
            <text:p>851.090909090909</text:p>
          </table:table-cell>
          <table:table-cell table:formula="of:=AVERAGEIF([.$A$2:.$A$177]; [.$G9]; [.$E$2:.$E$177])" office:value-type="float" office:value="66.2727272727273" calcext:value-type="float">
            <text:p>66.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mariadb.com</text:p>
          </table:table-cell>
          <table:table-cell table:formula="of:=AVERAGEIF([.$A$2:.$A$177]; [.$G10]; [.$C$2:.$C$177])" office:value-type="float" office:value="387.363636363636" calcext:value-type="float">
            <text:p>387.363636363636</text:p>
          </table:table-cell>
          <table:table-cell table:formula="of:=AVERAGEIF([.$A$2:.$A$177]; [.$G10]; [.$E$2:.$E$177])" office:value-type="float" office:value="66.6363636363636" calcext:value-type="float">
            <text:p>66.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protondb.com</text:p>
          </table:table-cell>
          <table:table-cell table:formula="of:=AVERAGEIF([.$A$2:.$A$177]; [.$G11]; [.$C$2:.$C$177])" office:value-type="float" office:value="10331.6363636364" calcext:value-type="float">
            <text:p>10331.6363636364</text:p>
          </table:table-cell>
          <table:table-cell table:formula="of:=AVERAGEIF([.$A$2:.$A$177]; [.$G11]; [.$E$2:.$E$177])" office:value-type="float" office:value="1111.81818181818" calcext:value-type="float">
            <text:p>1111.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docs.rs</text:p>
          </table:table-cell>
          <table:table-cell table:formula="of:=AVERAGEIF([.$A$2:.$A$177]; [.$G12]; [.$C$2:.$C$177])" office:value-type="float" office:value="2158.72727272727" calcext:value-type="float">
            <text:p>2158.72727272727</text:p>
          </table:table-cell>
          <table:table-cell table:formula="of:=AVERAGEIF([.$A$2:.$A$177]; [.$G12]; [.$E$2:.$E$177])" office:value-type="float" office:value="233.545454545455" calcext:value-type="float">
            <text:p>233.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tokio.rs</text:p>
          </table:table-cell>
          <table:table-cell table:formula="of:=AVERAGEIF([.$A$2:.$A$177]; [.$G13]; [.$C$2:.$C$177])" office:value-type="float" office:value="1913.81818181818" calcext:value-type="float">
            <text:p>1913.81818181818</text:p>
          </table:table-cell>
          <table:table-cell table:formula="of:=AVERAGEIF([.$A$2:.$A$177]; [.$G13]; [.$E$2:.$E$177])" office:value-type="float" office:value="257.636363636364" calcext:value-type="float">
            <text:p>257.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learnxinyminutes.com</text:p>
          </table:table-cell>
          <table:table-cell table:formula="of:=AVERAGEIF([.$A$2:.$A$177]; [.$G14]; [.$C$2:.$C$177])" office:value-type="float" office:value="6671.90909090909" calcext:value-type="float">
            <text:p>6671.90909090909</text:p>
          </table:table-cell>
          <table:table-cell table:formula="of:=AVERAGEIF([.$A$2:.$A$177]; [.$G14]; [.$E$2:.$E$177])" office:value-type="float" office:value="728.909090909091" calcext:value-type="float">
            <text:p>728.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k.pl</text:p>
          </table:table-cell>
          <table:table-cell table:formula="of:=AVERAGEIF([.$A$2:.$A$177]; [.$G15]; [.$C$2:.$C$177])" office:value-type="float" office:value="3444.36363636364" calcext:value-type="float">
            <text:p>3444.36363636364</text:p>
          </table:table-cell>
          <table:table-cell table:formula="of:=AVERAGEIF([.$A$2:.$A$177]; [.$G15]; [.$E$2:.$E$177])" office:value-type="float" office:value="415.363636363636" calcext:value-type="float">
            <text:p>415.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onet.pl</text:p>
          </table:table-cell>
          <table:table-cell table:formula="of:=AVERAGEIF([.$A$2:.$A$177]; [.$G16]; [.$C$2:.$C$177])" office:value-type="float" office:value="3465.27272727273" calcext:value-type="float">
            <text:p>3465.27272727273</text:p>
          </table:table-cell>
          <table:table-cell table:formula="of:=AVERAGEIF([.$A$2:.$A$177]; [.$G16]; [.$E$2:.$E$177])" office:value-type="float" office:value="595.363636363636" calcext:value-type="float">
            <text:p>595.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zus.pl</text:p>
          </table:table-cell>
          <table:table-cell table:formula="of:=AVERAGEIF([.$A$2:.$A$177]; [.$G17]; [.$C$2:.$C$177])" office:value-type="float" office:value="78101.6363636364" calcext:value-type="float">
            <text:p>78101.6363636364</text:p>
          </table:table-cell>
          <table:table-cell table:formula="of:=AVERAGEIF([.$A$2:.$A$177]; [.$G17]; [.$E$2:.$E$177])" office:value-type="float" office:value="30551.6363636364" calcext:value-type="float">
            <text:p>30551.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[2a00:1450:4009:818::200e]:80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51.101.129.140:80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151.101.1.140:80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51.101.129.140:80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151.101.1.140: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51.101.129.140:80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151.101.65.140:80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151.101.193.140:80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:8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151.101.129.140:80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140.82.118.4:80</text:p>
          </table:table-cell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140.82.118.4:80</text:p>
          </table:table-cell>
          <table:table-cell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140.82.118.4:80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140.82.118.4:80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140.82.118.4:80</text:p>
          </table:table-cell>
          <table:table-cell office:value-type="float" office:value="307" calcext:value-type="float">
            <text:p>3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4:80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140.82.118.4:80</text:p>
          </table:table-cell>
          <table:table-cell office:value-type="float" office:value="299" calcext:value-type="float">
            <text:p>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[2620:0:862:ed1a::3]:80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[2620:0:862:ed1a::3]:80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[2620:0:862:ed1a::3]:80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[2620:0:862:ed1a::3]:80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[2620:0:862:ed1a::3]:80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[2620:0:862:ed1a::3]:80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[2620:0:862:ed1a::3]:80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0.209.18.121:8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0.209.18.121:8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0.209.18.121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0.209.18.121:8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2a02:26f0:7000:2a7::132d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da:5a1::132d]:8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[2a02:26f0:7000:293::132d]:8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606:4700:10::6814:44d0]:8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[2606:4700:10::6814:43d0]:8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7" calcext:value-type="float">
            <text:p>10337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23" calcext:value-type="float">
            <text:p>10323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29" calcext:value-type="float">
            <text:p>10329</text:p>
          </table:table-cell>
          <table:table-cell office:value-type="string" calcext:value-type="string">
            <text:p>162.255.119.254:80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40" calcext:value-type="float">
            <text:p>10340</text:p>
          </table:table-cell>
          <table:table-cell office:value-type="string" calcext:value-type="string">
            <text:p>162.255.119.254:80</text:p>
          </table:table-cell>
          <table:table-cell office:value-type="float" office:value="1110" calcext:value-type="float">
            <text:p>1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0" calcext:value-type="float">
            <text:p>10330</text:p>
          </table:table-cell>
          <table:table-cell office:value-type="string" calcext:value-type="string">
            <text:p>162.255.119.254:80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28" calcext:value-type="float">
            <text:p>10328</text:p>
          </table:table-cell>
          <table:table-cell office:value-type="string" calcext:value-type="string">
            <text:p>162.255.119.254:80</text:p>
          </table:table-cell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22" calcext:value-type="float">
            <text:p>10322</text:p>
          </table:table-cell>
          <table:table-cell office:value-type="string" calcext:value-type="string">
            <text:p>162.255.119.254:80</text:p>
          </table:table-cell>
          <table:table-cell office:value-type="float" office:value="1110" calcext:value-type="float">
            <text:p>1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9" calcext:value-type="float">
            <text:p>10339</text:p>
          </table:table-cell>
          <table:table-cell office:value-type="string" calcext:value-type="string">
            <text:p>162.255.119.254:80</text:p>
          </table:table-cell>
          <table:table-cell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162.255.119.254:80</text:p>
          </table:table-cell>
          <table:table-cell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4" calcext:value-type="float">
            <text:p>10334</text:p>
          </table:table-cell>
          <table:table-cell office:value-type="string" calcext:value-type="string">
            <text:p>162.255.119.254:80</text:p>
          </table:table-cell>
          <table:table-cell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162.255.119.254:80</text:p>
          </table:table-cell>
          <table:table-cell office:value-type="float" office:value="1109" calcext:value-type="float">
            <text:p>1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[2600:9000:215d:5200:14:cae8:4080:93a1]:8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[2600:9000:215d:4000:14:cae8:4080:93a1]:80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[2600:9000:215d:a800:14:cae8:4080:93a1]:80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[2600:9000:215d:4a00:14:cae8:4080:93a1]:80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[2600:9000:215d:8400:14:cae8:4080:93a1]:80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[2600:9000:215d:7800:14:cae8:4080:93a1]:80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[2600:9000:215d:9e00:14:cae8:4080:93a1]:80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5d:8c00:14:cae8:4080:93a1]:80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[2600:9000:215d:4000:14:cae8:4080:93a1]:80</text:p>
          </table:table-cell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167.99.137.12:80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167.99.137.12:8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167.99.137.12:80</text:p>
          </table:table-cell>
          <table:table-cell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167.99.137.12:80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167.99.137.12:80</text:p>
          </table:table-cell>
          <table:table-cell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67.99.137.12:80</text:p>
          </table:table-cell>
          <table:table-cell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67.99.137.12:80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167.99.137.12:80</text:p>
          </table:table-cell>
          <table:table-cell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2" calcext:value-type="float">
            <text:p>6662</text:p>
          </table:table-cell>
          <table:table-cell office:value-type="string" calcext:value-type="string">
            <text:p>159.203.37.167:80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3" calcext:value-type="float">
            <text:p>6663</text:p>
          </table:table-cell>
          <table:table-cell office:value-type="string" calcext:value-type="string">
            <text:p>159.203.37.167:80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2" calcext:value-type="float">
            <text:p>6662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0" calcext:value-type="float">
            <text:p>6660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3" calcext:value-type="float">
            <text:p>6663</text:p>
          </table:table-cell>
          <table:table-cell office:value-type="string" calcext:value-type="string">
            <text:p>159.203.37.167:80</text:p>
          </table:table-cell>
          <table:table-cell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3" calcext:value-type="float">
            <text:p>6663</text:p>
          </table:table-cell>
          <table:table-cell office:value-type="string" calcext:value-type="string">
            <text:p>159.203.37.167:80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159.203.37.167:80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0" calcext:value-type="float">
            <text:p>6660</text:p>
          </table:table-cell>
          <table:table-cell office:value-type="string" calcext:value-type="string">
            <text:p>159.203.37.167:80</text:p>
          </table:table-cell>
          <table:table-cell office:value-type="float" office:value="731" calcext:value-type="float">
            <text:p>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6662" calcext:value-type="float">
            <text:p>6662</text:p>
          </table:table-cell>
          <table:table-cell office:value-type="string" calcext:value-type="string">
            <text:p>159.203.37.167:80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195.88.186.12:80</text:p>
          </table:table-cell>
          <table:table-cell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195.88.186.12:80</text:p>
          </table:table-cell>
          <table:table-cell office:value-type="float" office:value="409" calcext:value-type="float">
            <text:p>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195.88.186.12:80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195.88.186.12:80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195.88.186.12:80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195.88.186.12:80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195.88.186.12:80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195.88.186.12:80</text:p>
          </table:table-cell>
          <table:table-cell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195.88.186.12:80</text:p>
          </table:table-cell>
          <table:table-cell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213.180.141.140:80</text:p>
          </table:table-cell>
          <table:table-cell office:value-type="float" office:value="418" calcext:value-type="float">
            <text:p>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213.180.141.140:80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13.180.141.140:80</text:p>
          </table:table-cell>
          <table:table-cell office:value-type="float" office:value="414" calcext:value-type="float">
            <text:p>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213.180.141.140:80</text:p>
          </table:table-cell>
          <table:table-cell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213.180.141.140:80</text:p>
          </table:table-cell>
          <table:table-cell office:value-type="float" office:value="1414" calcext:value-type="float">
            <text:p>1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213.180.141.140:80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213.180.141.140:80</text:p>
          </table:table-cell>
          <table:table-cell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13.180.141.140:80</text:p>
          </table:table-cell>
          <table:table-cell office:value-type="float" office:value="1407" calcext:value-type="float">
            <text:p>1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213.180.141.140:80</text:p>
          </table:table-cell>
          <table:table-cell office:value-type="float" office:value="414" calcext:value-type="float">
            <text:p>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51765" calcext:value-type="float">
            <text:p>51765</text:p>
          </table:table-cell>
          <table:table-cell office:value-type="string" calcext:value-type="string">
            <text:p>193.105.143.20:80</text:p>
          </table:table-cell>
          <table:table-cell office:value-type="float" office:value="24535" calcext:value-type="float">
            <text:p>24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97044" calcext:value-type="float">
            <text:p>97044</text:p>
          </table:table-cell>
          <table:table-cell office:value-type="string" calcext:value-type="string">
            <text:p>193.105.143.20:80</text:p>
          </table:table-cell>
          <table:table-cell office:value-type="float" office:value="23357" calcext:value-type="float">
            <text:p>23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78974" calcext:value-type="float">
            <text:p>78974</text:p>
          </table:table-cell>
          <table:table-cell office:value-type="string" calcext:value-type="string">
            <text:p>193.105.143.20:80</text:p>
          </table:table-cell>
          <table:table-cell office:value-type="float" office:value="20526" calcext:value-type="float">
            <text:p>20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193.105.143.20:80</text:p>
          </table:table-cell>
          <table:table-cell office:value-type="float" office:value="80550" calcext:value-type="float">
            <text:p>80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67860" calcext:value-type="float">
            <text:p>67860</text:p>
          </table:table-cell>
          <table:table-cell office:value-type="string" calcext:value-type="string">
            <text:p>193.105.143.20:80</text:p>
          </table:table-cell>
          <table:table-cell office:value-type="float" office:value="22359" calcext:value-type="float">
            <text:p>22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98217" calcext:value-type="float">
            <text:p>98217</text:p>
          </table:table-cell>
          <table:table-cell office:value-type="string" calcext:value-type="string">
            <text:p>193.105.143.20:80</text:p>
          </table:table-cell>
          <table:table-cell office:value-type="float" office:value="16460" calcext:value-type="float">
            <text:p>164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07397" calcext:value-type="float">
            <text:p>107397</text:p>
          </table:table-cell>
          <table:table-cell office:value-type="string" calcext:value-type="string">
            <text:p>193.105.143.20:80</text:p>
          </table:table-cell>
          <table:table-cell office:value-type="float" office:value="74630" calcext:value-type="float">
            <text:p>74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98088" calcext:value-type="float">
            <text:p>98088</text:p>
          </table:table-cell>
          <table:table-cell office:value-type="string" calcext:value-type="string">
            <text:p>193.105.143.20:80</text:p>
          </table:table-cell>
          <table:table-cell office:value-type="float" office:value="17425" calcext:value-type="float">
            <text:p>17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105741" calcext:value-type="float">
            <text:p>105741</text:p>
          </table:table-cell>
          <table:table-cell office:value-type="string" calcext:value-type="string">
            <text:p>193.105.143.20:80</text:p>
          </table:table-cell>
          <table:table-cell office:value-type="float" office:value="16355" calcext:value-type="float">
            <text:p>16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193.105.143.20:80</text:p>
          </table:table-cell>
          <table:table-cell office:value-type="float" office:value="24513" calcext:value-type="float">
            <text:p>245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58355" calcext:value-type="float">
            <text:p>58355</text:p>
          </table:table-cell>
          <table:table-cell office:value-type="string" calcext:value-type="string">
            <text:p>193.105.143.20:80</text:p>
          </table:table-cell>
          <table:table-cell office:value-type="float" office:value="15358" calcext:value-type="float">
            <text:p>1535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7:05:27.172443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11:27:12.488344405</meta:creation-date>
    <dc:date>2020-04-05T17:06:42.321736718</dc:date>
    <meta:editing-duration>PT2M</meta:editing-duration>
    <meta:editing-cycles>3</meta:editing-cycles>
    <meta:generator>LibreOffice/6.4.2.2$Linux_X86_64 LibreOffice_project/40$Build-2</meta:generator>
    <meta:document-statistic meta:table-count="2" meta:cell-count="145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43cm" svg:height="10.659cm" xlink:href=".." xlink:type="simple" chart:class="chart:bar" chart:style-name="ch1">
        <chart:title svg:x="4.265cm" svg:y="0.349cm" chart:style-name="ch2">
          <text:p>Average time taken to open 10 connections</text:p>
        </chart:title>
        <chart:legend chart:legend-position="end" svg:x="15.218cm" svg:y="4.781cm" style:legend-expansion="high" chart:style-name="ch3"/>
        <chart:plot-area chart:style-name="ch4" table:cell-range-address="sockets.G2:sockets.I16 sockets.H1:sockets.I1" chart:data-source-has-labels="both" svg:x="1.355cm" svg:y="1.341cm" svg:width="13.519cm" svg:height="8.124cm">
          <chartooo:coordinate-region svg:x="2.571cm" svg:y="1.341cm" svg:width="12.303cm" svg:height="5.019cm"/>
          <chart:axis chart:dimension="x" chart:name="primary-x" chart:style-name="ch5" chartooo:axis-type="auto">
            <chartooo:date-scale/>
            <chart:title svg:x="7.488cm" svg:y="9.678cm" chart:style-name="ch6">
              <text:p>Domain</text:p>
            </chart:title>
            <chart:categories table:cell-range-address="sockets.G2:sockets.G16"/>
          </chart:axis>
          <chart:axis chart:dimension="y" chart:name="primary-y" chart:style-name="ch7">
            <chart:title svg:x="0.451cm" svg:y="6.175cm" chart:style-name="ch8">
              <text:p>Time (ms)</text:p>
            </chart:title>
            <chart:grid chart:style-name="ch9" chart:class="major"/>
          </chart:axis>
          <chart:series chart:style-name="ch10" chart:values-cell-range-address="sockets.H2:sockets.H16" chart:label-cell-address="sockets.H1:sockets.H1" chart:class="chart:bar">
            <chart:data-point chart:repeated="15"/>
          </chart:series>
          <chart:series chart:style-name="ch11" chart:values-cell-range-address="sockets.I2:sockets.I16" chart:label-cell-address="sockets.I1:sockets.I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s</text:p>
                <draw:g>
                  <svg:desc>sockets.H1:sockets.H1</svg:desc>
                </draw:g>
              </table:table-cell>
              <table:table-cell office:value-type="string">
                <text:p>TAPS</text:p>
                <draw:g>
                  <svg:desc>sockets.I1:socke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ample.com</text:p>
                <draw:g>
                  <svg:desc>sockets.G2:sockets.G16</svg:desc>
                </draw:g>
              </table:table-cell>
              <table:table-cell office:value-type="float" office:value="5596.54545454546">
                <text:p>5596.54545454546</text:p>
                <draw:g>
                  <svg:desc>sockets.H2:sockets.H16</svg:desc>
                </draw:g>
              </table:table-cell>
              <table:table-cell office:value-type="float" office:value="592.181818181818">
                <text:p>592.181818181818</text:p>
                <draw:g>
                  <svg:desc>sockets.I2:sockets.I16</svg:desc>
                </draw:g>
              </table:table-cell>
            </table:table-row>
            <table:table-row>
              <table:table-cell office:value-type="string">
                <text:p>google.com</text:p>
              </table:table-cell>
              <table:table-cell office:value-type="float" office:value="945.454545454546">
                <text:p>945.454545454546</text:p>
              </table:table-cell>
              <table:table-cell office:value-type="float" office:value="115.636363636364">
                <text:p>115.636363636364</text:p>
              </table:table-cell>
            </table:table-row>
            <table:table-row>
              <table:table-cell office:value-type="string">
                <text:p>facebook.com</text:p>
              </table:table-cell>
              <table:table-cell office:value-type="float" office:value="840.454545454545">
                <text:p>840.454545454545</text:p>
              </table:table-cell>
              <table:table-cell office:value-type="float" office:value="115.454545454545">
                <text:p>115.454545454545</text:p>
              </table:table-cell>
            </table:table-row>
            <table:table-row>
              <table:table-cell office:value-type="string">
                <text:p>reddit.com</text:p>
              </table:table-cell>
              <table:table-cell office:value-type="float" office:value="739.545454545454">
                <text:p>739.545454545454</text:p>
              </table:table-cell>
              <table:table-cell office:value-type="float" office:value="135.636363636364">
                <text:p>135.636363636364</text:p>
              </table:table-cell>
            </table:table-row>
            <table:table-row>
              <table:table-cell office:value-type="string">
                <text:p>github.com</text:p>
              </table:table-cell>
              <table:table-cell office:value-type="float" office:value="2368.63636363636">
                <text:p>2368.63636363636</text:p>
              </table:table-cell>
              <table:table-cell office:value-type="float" office:value="302.545454545455">
                <text:p>302.545454545455</text:p>
              </table:table-cell>
            </table:table-row>
            <table:table-row>
              <table:table-cell office:value-type="string">
                <text:p>wikipedia.com</text:p>
              </table:table-cell>
              <table:table-cell office:value-type="float" office:value="1328.36363636364">
                <text:p>1328.36363636364</text:p>
              </table:table-cell>
              <table:table-cell office:value-type="float" office:value="165.727272727273">
                <text:p>165.727272727273</text:p>
              </table:table-cell>
            </table:table-row>
            <table:table-row>
              <table:table-cell office:value-type="string">
                <text:p>moodle.gla.ac.uk</text:p>
              </table:table-cell>
              <table:table-cell office:value-type="float" office:value="25.0909090909091">
                <text:p>25.0909090909091</text:p>
              </table:table-cell>
              <table:table-cell office:value-type="float" office:value="64.4545454545455">
                <text:p>64.4545454545455</text:p>
              </table:table-cell>
            </table:table-row>
            <table:table-row>
              <table:table-cell office:value-type="string">
                <text:p>fcc.gov</text:p>
              </table:table-cell>
              <table:table-cell office:value-type="float" office:value="851.090909090909">
                <text:p>851.090909090909</text:p>
              </table:table-cell>
              <table:table-cell office:value-type="float" office:value="66.2727272727273">
                <text:p>66.2727272727273</text:p>
              </table:table-cell>
            </table:table-row>
            <table:table-row>
              <table:table-cell office:value-type="string">
                <text:p>mariadb.com</text:p>
              </table:table-cell>
              <table:table-cell office:value-type="float" office:value="387.363636363636">
                <text:p>387.363636363636</text:p>
              </table:table-cell>
              <table:table-cell office:value-type="float" office:value="66.6363636363636">
                <text:p>66.6363636363636</text:p>
              </table:table-cell>
            </table:table-row>
            <table:table-row>
              <table:table-cell office:value-type="string">
                <text:p>protondb.com</text:p>
              </table:table-cell>
              <table:table-cell office:value-type="float" office:value="10331.6363636364">
                <text:p>10331.6363636364</text:p>
              </table:table-cell>
              <table:table-cell office:value-type="float" office:value="1111.81818181818">
                <text:p>1111.81818181818</text:p>
              </table:table-cell>
            </table:table-row>
            <table:table-row>
              <table:table-cell office:value-type="string">
                <text:p>docs.rs</text:p>
              </table:table-cell>
              <table:table-cell office:value-type="float" office:value="2158.72727272727">
                <text:p>2158.72727272727</text:p>
              </table:table-cell>
              <table:table-cell office:value-type="float" office:value="233.545454545455">
                <text:p>233.545454545455</text:p>
              </table:table-cell>
            </table:table-row>
            <table:table-row>
              <table:table-cell office:value-type="string">
                <text:p>tokio.rs</text:p>
              </table:table-cell>
              <table:table-cell office:value-type="float" office:value="1913.81818181818">
                <text:p>1913.81818181818</text:p>
              </table:table-cell>
              <table:table-cell office:value-type="float" office:value="257.636363636364">
                <text:p>257.636363636364</text:p>
              </table:table-cell>
            </table:table-row>
            <table:table-row>
              <table:table-cell office:value-type="string">
                <text:p>learnxinyminutes.com</text:p>
              </table:table-cell>
              <table:table-cell office:value-type="float" office:value="6671.90909090909">
                <text:p>6671.90909090909</text:p>
              </table:table-cell>
              <table:table-cell office:value-type="float" office:value="728.909090909091">
                <text:p>728.909090909091</text:p>
              </table:table-cell>
            </table:table-row>
            <table:table-row>
              <table:table-cell office:value-type="string">
                <text:p>nk.pl</text:p>
              </table:table-cell>
              <table:table-cell office:value-type="float" office:value="3444.36363636364">
                <text:p>3444.36363636364</text:p>
              </table:table-cell>
              <table:table-cell office:value-type="float" office:value="415.363636363636">
                <text:p>415.363636363636</text:p>
              </table:table-cell>
            </table:table-row>
            <table:table-row>
              <table:table-cell office:value-type="string">
                <text:p>onet.pl</text:p>
              </table:table-cell>
              <table:table-cell office:value-type="float" office:value="3465.27272727273">
                <text:p>3465.27272727273</text:p>
              </table:table-cell>
              <table:table-cell office:value-type="float" office:value="595.363636363636">
                <text:p>595.363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